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lassA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559" calcext:value-type="float">
            <text:p>559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2" table:formula="of:=([.C3]+[.D4])/([.C3]+[.D3]+[.C4]+[.D4])" office:value-type="float" office:value="0.971153846153846" calcext:value-type="float">
            <text:p>0.971153846153846</text:p>
          </table:table-cell>
          <table:table-cell table:style-name="ce2" table:formula="of:=([$ClassA.C6]+[$ClassB.C6]+[$ClassC.C6]+[$ClassD.C6]+[$ClassE.C6])/5" office:value-type="float" office:value="0.985096153846154" calcext:value-type="float">
            <text:p>0.985096153846154</text:p>
          </table:table-cell>
          <table:table-cell/>
          <table:table-cell office:value-type="string" calcext:value-type="string">
            <text:p>Sum</text:p>
          </table:table-cell>
          <table:table-cell table:formula="of:=[.C3]+[.D3]+[.C4]+[.D4]" office:value-type="float" office:value="832" calcext:value-type="float">
            <text:p>8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style-name="ce2" table:formula="of:=[.C3]/([.C4]+[.C3])" office:value-type="float" office:value="0.973867595818815" calcext:value-type="float">
            <text:p>0.973867595818815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  <table:table-cell table:number-columns-repeated="7"/>
          <table:table-cell table:style-name="ce3" office:value-type="float" office:value="1.12231" calcext:value-type="float">
            <text:p>1.12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style-name="ce2" table:formula="of:=[.C3]/([.C3]+[.D3])" office:value-type="float" office:value="0.984154929577465" calcext:value-type="float">
            <text:p>0.984154929577465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style-name="ce2" table:formula="of:=2/(1/[.C7] + 1/[.C8])" office:value-type="float" office:value="0.978984238178634" calcext:value-type="float">
            <text:p>0.978984238178634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number-columns-repeated="8"/>
        </table:table-row>
      </table:table>
      <table:table table:name="ClassB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formula="of:=832 -[.C3]-[.D3]-[.C4]" office:value-type="float" office:value="777" calcext:value-type="float">
            <text:p>777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0.985576923076923" calcext:value-type="float">
            <text:p>0.985576923076923</text:p>
          </table:table-cell>
          <table:table-cell table:style-name="ce2" table:formula="of:=([$ClassA.C6]+[$ClassB.C6]+[$ClassC.C6]+[$ClassD.C6]+[$ClassE.C6])/5" office:value-type="float" office:value="0.985096153846154" calcext:value-type="float">
            <text:p>0.98509615384615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0.934782608695652" calcext:value-type="float">
            <text:p>0.934782608695652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0.826923076923077" calcext:value-type="float">
            <text:p>0.826923076923077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0.877551020408163" calcext:value-type="float">
            <text:p>0.877551020408163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table table:name="ClassC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table:formula="of:=832-[.C3]-[.D3]-[.C4]" office:value-type="float" office:value="611" calcext:value-type="float">
            <text:p>611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0.971153846153846" calcext:value-type="float">
            <text:p>0.971153846153846</text:p>
          </table:table-cell>
          <table:table-cell table:style-name="ce2" table:formula="of:=([$ClassA.C6]+[$ClassB.C6]+[$ClassC.C6]+[$ClassD.C6]+[$ClassE.C6])/5" office:value-type="float" office:value="0.985096153846154" calcext:value-type="float">
            <text:p>0.98509615384615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0.938095238095238" calcext:value-type="float">
            <text:p>0.938095238095238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0.947115384615385" calcext:value-type="float">
            <text:p>0.947115384615385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0.942583732057416" calcext:value-type="float">
            <text:p>0.942583732057416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table table:name="ClassD" table:style-name="ta1"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style-name="ce12" office:value-type="string" calcext:value-type="string" table:number-columns-spanned="2" table:number-rows-spanned="1">
            <text:p>PRE</text:p>
          </table:table-cell>
          <table:covered-table-cell table:style-name="ce12"/>
        </table:table-row>
        <table:table-row table:style-name="ro1">
          <table:table-cell/>
          <table:table-cell table:style-name="Default"/>
          <table:table-cell table:style-name="ce12" office:value-type="string" calcext:value-type="string">
            <text:p>POSITIVE</text:p>
          </table:table-cell>
          <table:table-cell table:style-name="ce12" office:value-type="string" calcext:value-type="string">
            <text:p>NEGATIV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GT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5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832-[.D3]" office:value-type="float" office:value="830" calcext:value-type="float">
            <text:p>830</text:p>
          </table:table-cell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7" table:formula="of:=([.C3]+[.D4])/([.C3]+[.D3]+[.C4]+[.D4])" office:value-type="float" office:value="0.997596153846154" calcext:value-type="float">
            <text:p>0.997596153846154</text:p>
          </table:table-cell>
          <table:table-cell table:style-name="ce2" table:formula="of:=([$ClassA.C6]+[$ClassB.C6]+[$ClassC.C6]+[$ClassD.C6]+[$ClassE.C6])/5" office:value-type="float" office:value="0.985096153846154" calcext:value-type="float">
            <text:p>0.98509615384615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style-name="ce7" office:value-type="float" office:value="0" calcext:value-type="float">
            <text:p>0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style-name="ce7" table:formula="of:=[.C3]/([.C3]+[.D3])" office:value-type="float" office:value="0" calcext:value-type="float">
            <text:p>0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style-name="ce7" office:value-type="float" office:value="0" calcext:value-type="float">
            <text:p>0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erage</text:p>
          </table:table-cell>
        </table:table-row>
      </table:table>
      <table:table table:name="ClassE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PR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GT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832 - 2" office:value-type="float" office:value="830" calcext:value-type="float">
            <text:p>830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([.C3]+[.D4])/([.C3]+[.D3]+[.C4]+[.D4])" office:value-type="float" office:value="1" calcext:value-type="float">
            <text:p>1</text:p>
          </table:table-cell>
          <table:table-cell table:style-name="ce2" table:formula="of:=([$ClassA.C6]+[$ClassB.C6]+[$ClassC.C6]+[$ClassD.C6]+[$ClassE.C6])/5" office:value-type="float" office:value="0.985096153846154" calcext:value-type="float">
            <text:p>0.985096153846154</text:p>
          </table:table-cell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3]/([.C4]+[.C3])" office:value-type="float" office:value="1" calcext:value-type="float">
            <text:p>1</text:p>
          </table:table-cell>
          <table:table-cell table:formula="of:=([$ClassA.C7]+[$ClassB.C7]+[$ClassC.C7]+[$ClassD.C7]+[$ClassE.C7])/5" office:value-type="float" office:value="0.769349088521941" calcext:value-type="float">
            <text:p>0.769349088521941</text:p>
          </table:table-cell>
        </table:table-row>
        <table:table-row table:style-name="ro1">
          <table:table-cell/>
          <table:table-cell office:value-type="string" calcext:value-type="string">
            <text:p>Recall </text:p>
          </table:table-cell>
          <table:table-cell table:formula="of:=[.C3]/([.C3]+[.D3])" office:value-type="float" office:value="1" calcext:value-type="float">
            <text:p>1</text:p>
          </table:table-cell>
          <table:table-cell table:style-name="ce2" table:formula="of:=([$ClassA.C8]+[$ClassB.C8]+[$ClassC.C8]+[$ClassD.C8]+[$ClassE.C8])/5" office:value-type="float" office:value="0.751638678223185" calcext:value-type="float">
            <text:p>0.751638678223185</text:p>
          </table:table-cell>
        </table:table-row>
        <table:table-row table:style-name="ro1">
          <table:table-cell/>
          <table:table-cell office:value-type="string" calcext:value-type="string">
            <text:p>Macro-F1</text:p>
          </table:table-cell>
          <table:table-cell table:formula="of:=2/(1/[.C7] + 1/[.C8])" office:value-type="float" office:value="1" calcext:value-type="float">
            <text:p>1</text:p>
          </table:table-cell>
          <table:table-cell table:formula="of:=([$ClassA.C9]+[$ClassB.C9]+[$ClassC.C9]+[$ClassD.C9]+[$ClassE.C9])/5" office:value-type="float" office:value="0.759823798128843" calcext:value-type="float">
            <text:p>0.7598237981288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0">
      <number:number number:decimal-places="17" number:min-decimal-places="17" number:min-integer-digits="1"/>
    </number:number-style>
    <number:number-style style:name="N119">
      <number:number number:decimal-places="18" number:min-decimal-places="18" number:min-integer-digits="1"/>
    </number:number-style>
    <number:number-style style:name="N118">
      <number:number number:decimal-places="19" number:min-decimal-places="19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01:04:48.859989592</dc:date>
    <meta:editing-duration>PT1H33M</meta:editing-duration>
    <meta:editing-cycles>8</meta:editing-cycles>
    <meta:generator>LibreOffice/7.3.7.2$Linux_X86_64 LibreOffice_project/30$Build-2</meta:generator>
    <meta:document-statistic meta:table-count="5" meta:cell-count="118" meta:object-count="0"/>
  </office:meta>
</office:document-meta>
</file>